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 git</text:p>
      <text:p text:style-name="Preformatted_20_Text">1) Introduction:</text:p>
      <text:p text:style-name="Preformatted_20_Text">Basic Concept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/>
      <text:p text:style-name="Preformatted_20_Text">Stellar Chromospheres</text:p>
      <text:p text:style-name="Preformatted_20_Text">Stellar Winds</text:p>
      <text:p text:style-name="Preformatted_20_Text">Radio emission from these (flux excess above RJ e.g. Lamers and Cassinelli)</text:p>
      <text:p text:style-name="Preformatted_20_Text"/>
      <text:p text:style-name="Preformatted_20_Text">2) Stellar Radio Interferometry and Radio Emission Mechanisms</text:p>
      <text:p text:style-name="Preformatted_20_Text">single dish vs interferometry (Perley &amp; butler 2013)</text:p>
      <text:p text:style-name="Preformatted_20_Text">Measurement Equation</text:p>
      <text:p text:style-name="Preformatted_20_Text">Radio emission mechanisms with emphasis on molecular and free-free</text:p>
      <text:p text:style-name="Preformatted_20_Text">Derivation for radio power law for stellar wind with constant and non-constant temperature</text:p>
      <text:p text:style-name="Preformatted_20_Text"/>
      <text:p text:style-name="Preformatted_20_Text">3) Instrumentation</text:p>
      <text:p text:style-name="Preformatted_20_Text">a) Radio Antenna Basics (single vs inter e.g. Perley and Butler 2013)</text:p>
      <text:p text:style-name="Preformatted_20_Text">b) CARMA (configurations)</text:p>
      <text:p text:style-name="Preformatted_20_Text">c) JVLA (configurations)</text:p>
      <text:p text:style-name="Preformatted_20_Text"/>
      <text:p text:style-name="Preformatted_20_Text">4) Observations</text:p>
      <text:p text:style-name="Preformatted_20_Text">a) Observational Preparation</text:p>
      <text:p text:style-name="Preformatted_20_Text">b) Observations</text:p>
      <text:p text:style-name="Preformatted_20_Text"/>
      <text:p text:style-name="Preformatted_20_Text">5) From Visibilities to Images</text:p>
      <text:p text:style-name="Preformatted_20_Text">a) CARMA</text:p>
      <text:p text:style-name="Preformatted_20_Text">b) JVLA</text:p>
      <text:p text:style-name="Preformatted_20_Text"/>
      <text:p text:style-name="Preformatted_20_Text">6) Insights into the S1 and S2 flows of Betelgeuse</text:p>
      <text:p text:style-name="Preformatted_20_Text"/>
      <text:p text:style-name="Preformatted_20_Text">7) First Multi-frequency radio studies of Red Giants</text:p>
      <text:p text:style-name="Preformatted_20_Text">a) Comparision to Previous Models</text:p>
      <text:p text:style-name="Preformatted_20_Text">b) Advection Code</text:p>
      <text:p text:style-name="Preformatted_20_Text">c) Heating and Cooling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8T17:29:23</dc:date>
    <dc:creator>Eamon </dc:creator>
    <meta:generator>LibreOffice/3.4$Unix LibreOffice_project/340m1$Build-402</meta:generator>
    <meta:editing-duration>PT11M7S</meta:editing-duration>
    <meta:editing-cycles>6</meta:editing-cycles>
    <meta:document-statistic meta:table-count="0" meta:image-count="0" meta:object-count="0" meta:page-count="1" meta:paragraph-count="35" meta:word-count="216" meta:character-count="1391" meta:non-whitespace-character-count="1208"/>
  </office:meta>
</office:document-meta>
</file>